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1.113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1.8cm"/>
    </style:style>
    <style:style style:name="Tabla2.B" style:family="table-column">
      <style:table-column-properties style:column-width="2.593cm"/>
    </style:style>
    <style:style style:name="Tabla2.C" style:family="table-column">
      <style:table-column-properties style:column-width="2.61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ec1a" officeooo:paragraph-rsid="0010ec1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ec1a" officeooo:paragraph-rsid="0010ec1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929a" officeooo:paragraph-rsid="0011929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fb8f" officeooo:paragraph-rsid="0012fb8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0ec1a" officeooo:paragraph-rsid="0010ec1a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1929a" officeooo:paragraph-rsid="0011929a" style:font-size-asian="15.75pt" style:font-weight-asian="normal" style:font-size-complex="1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8pt" officeooo:rsid="0011929a" officeooo:paragraph-rsid="0011929a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fo:font-size="18pt" officeooo:rsid="0012fb8f" officeooo:paragraph-rsid="0012fb8f" style:font-size-asian="15.75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font-size="18pt" officeooo:rsid="0012fb8f" officeooo:paragraph-rsid="0011929a" style:font-size-asian="15.75pt" style:font-size-complex="18pt"/>
    </style:style>
    <style:style style:name="T1" style:family="text">
      <style:text-properties officeooo:rsid="0011929a"/>
    </style:style>
    <style:style style:name="T2" style:family="text">
      <style:text-properties officeooo:rsid="0012f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ve informe rendimiento hospital simple</text:p>
      <text:p text:style-name="P1"/>
      <text:p text:style-name="P5">Alumnos:</text:p>
      <text:p text:style-name="P2"><text:tab/>Agustin Borda</text:p>
      <text:p text:style-name="P2"><text:tab/>Fraschetti Nicolas</text:p>
      <text:p text:style-name="P2"/>
      <text:p text:style-name="P5">Observaciones:</text:p>
      <text:p text:style-name="P2">Las conclusiones que se pueden sacar es que con menos de 6 camas aumenta dramáticamente el tiempo de espera en</text:p>
      <text:p text:style-name="P2">la cola, por lo que es recomendable que el numero de camas sea mayor a este.</text:p>
      <text:p text:style-name="P2">Por otra parte, el tener mas de 10 camas no representaría una mejora sustancial del tiempo de espera de los pacientes,</text:p>
      <text:p text:style-name="P2">por lo cual, no es recomendable poner más camas que este numero. De hecho, en continuas corridas de la <text:span text:style-name="T2">simulación</text:span> (sin los eventos “nuevos”) se puede apreciar que no importa la cantidad de camas con las que se cuenten, el promedio de camas utilizadas no supera las 9 <text:span text:style-name="T2">unidades.</text:span></text:p>
      <text:p text:style-name="P2">Cuando se agregan <text:span text:style-name="T2">nuevos</text:span> eventos (cuya ocurrencia esta normalmente distribuida con media 80 y varianza 4) el rendimiento decae, siendo que para el mismo numero de camas (8) nos encontramos <text:span text:style-name="T1">(en una corrida promedio)</text:span> con lo siguiente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Parametro</text:p>
          </table:table-cell>
          <table:table-cell table:style-name="Tabla1.A1" office:value-type="string">
            <text:p text:style-name="P7">Sin eventos “nuevos”</text:p>
          </table:table-cell>
          <table:table-cell table:style-name="Tabla1.C1" office:value-type="string">
            <text:p text:style-name="P7">Con eventos “nuevos”</text:p>
          </table:table-cell>
        </table:table-row>
        <table:table-row>
          <table:table-cell table:style-name="Tabla1.A2" office:value-type="string">
            <text:p text:style-name="P7">Longitud promedio de cola</text:p>
          </table:table-cell>
          <table:table-cell table:style-name="Tabla1.A2" office:value-type="string">
            <text:p text:style-name="P7">12.6</text:p>
          </table:table-cell>
          <table:table-cell table:style-name="Tabla1.C2" office:value-type="string">
            <text:p text:style-name="P7">17.2</text:p>
          </table:table-cell>
        </table:table-row>
        <table:table-row>
          <table:table-cell table:style-name="Tabla1.A2" office:value-type="string">
            <text:p text:style-name="P7">Demora promedio en cola</text:p>
          </table:table-cell>
          <table:table-cell table:style-name="Tabla1.A2" office:value-type="string">
            <text:p text:style-name="P7">86.2</text:p>
          </table:table-cell>
          <table:table-cell table:style-name="Tabla1.C2" office:value-type="string">
            <text:p text:style-name="P7">114.1</text:p>
          </table:table-cell>
        </table:table-row>
        <table:table-row>
          <table:table-cell table:style-name="Tabla1.A2" office:value-type="string">
            <text:p text:style-name="P7">Cantidad promedio de camas ocupadas</text:p>
          </table:table-cell>
          <table:table-cell table:style-name="Tabla1.A2" office:value-type="string">
            <text:p text:style-name="P7">7.7</text:p>
          </table:table-cell>
          <table:table-cell table:style-name="Tabla1.C2" office:value-type="string">
            <text:p text:style-name="P7">7.45</text:p>
          </table:table-cell>
        </table:table-row>
      </table:table>
      <text:p text:style-name="P2"/>
      <text:p text:style-name="P3">Se puede observar un incremento considerable en los tiempos de demora en cola y en su longitud. </text:p>
      <text:p text:style-name="P3"/>
      <text:p text:style-name="P3"><text:soft-page-break/>Por otro lado, el subrendimiento generado por estos eventos nuevos es mínimo en comparación al subrendimiento que se produce al quitar una cama.</text:p>
      <text:p text:style-name="P3">En múltiples corridas se pudo comprobar que, con sólo una cama más, el subrendimiento producido por estos eventos nuevos es ampliamente recuperado, como se puede ver en el siguiente ejemplo: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Parámetros</text:p>
          </table:table-cell>
          <table:table-cell table:style-name="Tabla2.A1" office:value-type="string">
            <text:p text:style-name="P7">7 camas sin E.N</text:p>
          </table:table-cell>
          <table:table-cell table:style-name="Tabla2.C1" office:value-type="string">
            <text:p text:style-name="P7">8 camas con E.N</text:p>
          </table:table-cell>
        </table:table-row>
        <table:table-row>
          <table:table-cell table:style-name="Tabla2.A2" office:value-type="string">
            <text:p text:style-name="P7">Longitud promedio de cola</text:p>
          </table:table-cell>
          <table:table-cell table:style-name="Tabla2.A2" office:value-type="string">
            <text:p text:style-name="P8">21.7</text:p>
          </table:table-cell>
          <table:table-cell table:style-name="Tabla2.C2" office:value-type="string">
            <text:p text:style-name="P8">17.2</text:p>
          </table:table-cell>
        </table:table-row>
        <table:table-row>
          <table:table-cell table:style-name="Tabla2.A2" office:value-type="string">
            <text:p text:style-name="P7">Demora promedio en cola</text:p>
          </table:table-cell>
          <table:table-cell table:style-name="Tabla2.A2" office:value-type="string">
            <text:p text:style-name="P8">149.4</text:p>
          </table:table-cell>
          <table:table-cell table:style-name="Tabla2.C2" office:value-type="string">
            <text:p text:style-name="P8">114.1</text:p>
          </table:table-cell>
        </table:table-row>
        <table:table-row>
          <table:table-cell table:style-name="Tabla2.A2" office:value-type="string">
            <text:p text:style-name="P7">Cantidad promedio de camas ocupadas</text:p>
          </table:table-cell>
          <table:table-cell table:style-name="Tabla2.A2" office:value-type="string">
            <text:p text:style-name="P8">6.7</text:p>
          </table:table-cell>
          <table:table-cell table:style-name="Tabla2.C2" office:value-type="string">
            <text:p text:style-name="P8">7.4</text:p>
          </table:table-cell>
        </table:table-row>
      </table:table>
      <text:p text:style-name="P3"><text:s/></text:p>
      <text:p text:style-name="P4">Se observa que a pesar de no tener eventos nuevos, el modelo de 7 camas tiene tiempos de demora en cola mas elevados, así como colas mas largas en promedi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35:37.022140012</meta:creation-date>
    <dc:date>2020-04-09T21:04:30.241343647</dc:date>
    <meta:editing-duration>PT4M2S</meta:editing-duration>
    <meta:editing-cycles>1</meta:editing-cycles>
    <meta:document-statistic meta:table-count="2" meta:image-count="0" meta:object-count="0" meta:page-count="2" meta:paragraph-count="39" meta:word-count="308" meta:character-count="1798" meta:non-whitespace-character-count="1524"/>
    <meta:generator>LibreOffice/6.0.7.3$Linux_X86_64 LibreOffice_project/00m0$Build-3</meta:generator>
  </office:meta>
</office:document-meta>
</file>